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1000002756F0C013B4A4B93B8.png" manifest:media-type="image/png"/>
  <manifest:file-entry manifest:full-path="Pictures/1000020100000183000002B5E0C20D83A200B5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.238cm" svg:height="18.335cm" svg:x="2.8cm" svg:y="1.365cm">
          <draw:image xlink:href="Pictures/1000020100000183000002B5E0C20D83A200B5D4.png" xlink:type="simple" xlink:show="embed" xlink:actuate="onLoad" loext:mime-type="image/png">
            <text:p/>
          </draw:image>
        </draw:frame>
        <draw:frame draw:style-name="gr1" draw:text-style-name="P1" draw:layer="layout" svg:width="5.529cm" svg:height="16.641cm" svg:x="13.3cm" svg:y="2cm">
          <draw:image xlink:href="Pictures/10000201000000D1000002756F0C013B4A4B93B8.png" xlink:type="simple" xlink:show="embed" xlink:actuate="onLoad" loext:mime-type="image/png">
            <text:p/>
          </draw:image>
        </draw:frame>
        <draw:frame draw:style-name="gr2" draw:text-style-name="P3" draw:layer="layout" svg:width="2.5cm" svg:height="1.1cm" svg:x="16cm" svg:y="2.9cm">
          <draw:text-box>
            <text:p text:style-name="P2"><text:span text:style-name="T1">Head</text:span></text:p>
          </draw:text-box>
        </draw:frame>
        <draw:frame draw:style-name="gr2" draw:text-style-name="P3" draw:layer="layout" svg:width="2.5cm" svg:height="1.1cm" svg:x="16.5cm" svg:y="16.6cm">
          <draw:text-box>
            <text:p text:style-name="P2"><text:span text:style-name="T1">Tail</text:span></text:p>
          </draw:text-box>
        </draw:frame>
        <draw:frame draw:style-name="gr3" draw:text-style-name="P3" draw:layer="layout" svg:width="3.4cm" svg:height="1.353cm" svg:x="17.9cm" svg:y="2.8cm">
          <draw:text-box>
            <text:p text:style-name="P2"><text:span text:style-name="T1">Residue 1</text:span></text:p>
          </draw:text-box>
        </draw:frame>
        <draw:frame draw:style-name="gr3" draw:text-style-name="P3" draw:layer="layout" svg:width="3.4cm" svg:height="1.353cm" svg:x="17.9cm" svg:y="4.901cm">
          <draw:text-box>
            <text:p text:style-name="P2"><text:span text:style-name="T1">Residue 2 (P4H)</text:span></text:p>
          </draw:text-box>
        </draw:frame>
        <draw:frame draw:style-name="gr3" draw:text-style-name="P3" draw:layer="layout" svg:width="3.4cm" svg:height="1.353cm" svg:x="17.9cm" svg:y="8.801cm">
          <draw:text-box>
            <text:p text:style-name="P2"><text:span text:style-name="T1">Residue 3 (P4H)</text:span></text:p>
          </draw:text-box>
        </draw:frame>
        <draw:frame draw:style-name="gr3" draw:text-style-name="P3" draw:layer="layout" svg:width="3.4cm" svg:height="1.353cm" svg:x="17.9cm" svg:y="13.101cm">
          <draw:text-box>
            <text:p text:style-name="P2"><text:span text:style-name="T1">Residue 4 (P4H)</text:span></text:p>
          </draw:text-box>
        </draw:frame>
        <draw:frame draw:style-name="gr3" draw:text-style-name="P3" draw:layer="layout" svg:width="3.4cm" svg:height="1.353cm" svg:x="17.9cm" svg:y="2.801cm">
          <draw:text-box>
            <text:p text:style-name="P2"><text:span text:style-name="T1">Residue 1 (_OH)</text:span></text:p>
          </draw:text-box>
        </draw:frame>
        <draw:frame draw:style-name="gr3" draw:text-style-name="P3" draw:layer="layout" svg:width="3.4cm" svg:height="1.353cm" svg:x="17.9cm" svg:y="16.601cm">
          <draw:text-box>
            <text:p text:style-name="P2"><text:span text:style-name="T1">Residue 5 (MET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7:38:43.535430717</meta:creation-date>
    <dc:date>2022-07-25T17:43:24.340040630</dc:date>
    <meta:editing-duration>PT4M41S</meta:editing-duration>
    <meta:editing-cycles>1</meta:editing-cycles>
    <meta:document-statistic meta:object-count="10"/>
    <meta:generator>LibreOffice/6.4.7.2$Linux_X86_64 LibreOffice_project/40$Build-2</meta:generator>
  </office:meta>
</office:document-meta>
</file>